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" style:parent-style-name="Standard" style:list-style-name="LFO2" style:family="paragraph"/>
    <style:style style:name="P11" style:parent-style-name="Standard" style:list-style-name="LFO2" style:family="paragraph"/>
    <style:style style:name="P12" style:parent-style-name="Standard" style:list-style-name="LFO2" style:family="paragraph"/>
    <style:style style:name="P13" style:parent-style-name="Standard" style:list-style-name="LFO2" style:family="paragraph"/>
    <style:style style:name="P14" style:parent-style-name="Standard" style:list-style-name="LFO2" style:family="paragraph"/>
    <style:style style:name="P15" style:parent-style-name="Standard" style:list-style-name="LFO2" style:family="paragraph"/>
    <style:style style:name="P16" style:parent-style-name="Standard" style:list-style-name="LFO2" style:family="paragraph"/>
    <style:style style:name="P17" style:parent-style-name="Standard" style:list-style-name="LFO2" style:family="paragraph"/>
    <style:style style:name="P18" style:parent-style-name="Standard" style:list-style-name="LFO2" style:family="paragraph"/>
    <style:style style:name="P19" style:parent-style-name="Standard" style:list-style-name="LFO2" style:family="paragraph"/>
    <style:style style:name="P20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1" style:parent-style-name="Standard" style:list-style-name="LFO3" style:family="paragraph"/>
    <style:style style:name="P22" style:parent-style-name="Standard" style:list-style-name="LFO3" style:family="paragraph"/>
    <style:style style:name="P23" style:parent-style-name="Standard" style:list-style-name="LFO3" style:family="paragraph"/>
    <style:style style:name="P24" style:parent-style-name="Standard" style:list-style-name="LFO3" style:family="paragraph"/>
    <style:style style:name="P25" style:parent-style-name="Standard" style:list-style-name="LFO3" style:family="paragraph"/>
    <style:style style:name="P26" style:parent-style-name="Standard" style:list-style-name="LFO3" style:family="paragraph"/>
    <style:style style:name="P27" style:parent-style-name="Standard" style:list-style-name="LFO3" style:family="paragraph"/>
    <style:style style:name="P28" style:parent-style-name="Standard" style:list-style-name="LFO3" style:family="paragraph"/>
    <style:style style:name="P29" style:parent-style-name="Standard" style:list-style-name="LFO3" style:family="paragraph"/>
    <style:style style:name="P30" style:parent-style-name="Standard" style:list-style-name="LFO3" style:family="paragraph"/>
    <style:style style:name="P31" style:parent-style-name="Standard" style:list-style-name="LFO3" style:family="paragraph"/>
    <style:style style:name="P32" style:parent-style-name="Standard" style:list-style-name="LFO3" style:family="paragraph"/>
  </office:automatic-styles>
  <office:body>
    <office:text text:use-soft-page-breaks="true">
      <text:p text:style-name="P1">UBUNTU<text:s/><text:s/>INSTALLATION<text:s/><text:s/>USING<text:s/><text:s/>VIRTUAL BOX</text:p>
      <text:p text:style-name="P2"/>
      <text:p text:style-name="P3">Download VirtualBox:</text:p>
      <text:list text:style-name="LFO1" text:continue-numbering="true">
        <text:list-item>
          <text:p text:style-name="P4">Go to VirtualBox website to download the binary for your current operating system.</text:p>
        </text:list-item>
        <text:list-item>
          <text:p text:style-name="P5">Since our host machine is running on Windows,<text:s/>I'll choose 'x86/amd64' from Windows hosts.</text:p>
        </text:list-item>
        <text:list-item>
          <text:p text:style-name="P6">When download is finished, run the executable file.</text:p>
        </text:list-item>
        <text:list-item>
          <text:p text:style-name="P7">Continue with the installation of VirtualBox with the defaults.</text:p>
        </text:list-item>
        <text:list-item>
          <text:p text:style-name="P8">This will open VirtualBox at the end of the installation.</text:p>
        </text:list-item>
      </text:list>
      <text:p text:style-name="Standard"/>
      <text:p text:style-name="P9">Create Virtual Machine:</text:p>
      <text:list text:style-name="LFO2" text:continue-numbering="true">
        <text:list-item>
          <text:p text:style-name="P10">Open VirtualBox.</text:p>
        </text:list-item>
        <text:list-item>
          <text:p text:style-name="P11">Click 'New' button to open a dialog.</text:p>
        </text:list-item>
        <text:list-item>
          <text:p text:style-name="P12">Type a name for the new virtual machine. VirtualBox automatically changes 'Type' to Linux and 'Version' to 'Ubuntu (64 bit)'. Click 'Next' button.</text:p>
        </text:list-item>
        <text:list-item>
          <text:p text:style-name="P13">Choose the memory size.The memory size depends on your host machine<text:s/>memory size. Click 'Next' button.</text:p>
        </text:list-item>
        <text:list-item>
          <text:p text:style-name="P14">Accept the default 'Create a virtual hard drive now' and click 'Create' button.</text:p>
        </text:list-item>
        <text:list-item>
          <text:p text:style-name="P15">Continue to accept the default 'VDI' drive file type and click 'Next' button.</text:p>
        </text:list-item>
        <text:list-item>
          <text:p text:style-name="P16">Change the storage type from the default 'Dynamically allocated' to 'Fixed size' to increase performance and click 'Next' button.</text:p>
        </text:list-item>
        <text:list-item>
          <text:p text:style-name="P17">Choose the file location and size.</text:p>
        </text:list-item>
        <text:list-item>
          <text:p text:style-name="P18">Click 'Create' button and VirtualBox will generate Ubuntu virtual machine.</text:p>
        </text:list-item>
        <text:list-item>
          <text:p text:style-name="P19">The virtual machine is created.</text:p>
        </text:list-item>
      </text:list>
      <text:p text:style-name="Standard"/>
      <text:p text:style-name="P20">Install Ubuntu in Virtual Machine:</text:p>
      <text:list text:style-name="LFO3" text:continue-numbering="true">
        <text:list-item>
          <text:p text:style-name="P21">Select your<text:s/>new virtual machine and click 'Settings' button.</text:p>
        </text:list-item>
        <text:list-item>
          <text:p text:style-name="P22">Click on 'Storage' category and then 'Empty' under Controller:IDE.</text:p>
        </text:list-item>
        <text:list-item>
          <text:p text:style-name="P23">Click "CD/DVD" icon on right hand side and select the ubuntu ISO file which is already downloaded.</text:p>
        </text:list-item>
        <text:list-item>
          <text:p text:style-name="P24">Click 'OK' button to continue.</text:p>
        </text:list-item>
        <text:list-item>
          <text:p text:style-name="P25">Click on<text:s/>the new Ubuntu virtual machine and hit 'Start' button</text:p>
        </text:list-item>
        <text:list-item>
          <text:p text:style-name="P26">Click 'Install Ubuntu' button.</text:p>
        </text:list-item>
        <text:list-item>
          <text:p text:style-name="P27">Click 'Continue' button.</text:p>
        </text:list-item>
        <text:list-item>
          <text:p text:style-name="P28">Make sure 'Erase disk and install Ubuntu' option is selected and click 'Install Now' button.</text:p>
        </text:list-item>
        <text:list-item>
          <text:p text:style-name="P29">Ubuntu will ask you a few questions like location,keyboard layout,name etc. If the default is good, click 'Continue' button.</text:p>
        </text:list-item>
        <text:list-item>
          <text:p text:style-name="P30">The installation will continue until it is finished.</text:p>
        </text:list-item>
        <text:list-item>
          <text:p text:style-name="P31">After installation is complete, click 'Restart Now' button.</text:p>
        </text:list-item>
        <text:list-item>
          <text:p text:style-name="P32">The Ubuntu Desktop OS is ready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tudent</meta:initial-creator>
    <dc:creator>student</dc:creator>
    <meta:creation-date>2022-05-17T17:13:00Z</meta:creation-date>
    <dc:date>2022-05-18T08:35:00Z</dc:date>
    <meta:template xlink:href="Normal" xlink:type="simple"/>
    <meta:editing-cycles>5</meta:editing-cycles>
    <meta:editing-duration>PT1620S</meta:editing-duration>
    <meta:document-statistic meta:page-count="1" meta:paragraph-count="3" meta:word-count="290" meta:character-count="1941" meta:row-count="13" meta:non-whitespace-character-count="1654"/>
  </office:meta>
</office:document-meta>
</file>